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6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Total IBR Agencies</text:p>
          </table:table-cell>
          <table:table-cell table:style-name="ce21" office:value-type="string">
            <text:p>Total Summary Agencie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616">
            <text:p>61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3522">
            <text:p>3522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7545">
            <text:p>7545</text:p>
          </table:table-cell>
          <table:table-cell table:style-name="ce21" office:value-type="float" office:value="4033">
            <text:p>403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17112">
            <text:p>17112</text:p>
          </table:table-cell>
          <table:table-cell table:style-name="ce21" office:value-type="float" office:value="12668">
            <text:p>1266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90473">
            <text:p>90473</text:p>
          </table:table-cell>
          <table:table-cell table:style-name="ce21" office:value-type="float" office:value="67285">
            <text:p>6728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8289">
            <text:p>8289</text:p>
          </table:table-cell>
          <table:table-cell table:style-name="ce21" office:value-type="float" office:value="7831">
            <text:p>783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765">
            <text:p>76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128106">
            <text:p>128106</text:p>
          </table:table-cell>
          <table:table-cell table:style-name="ce21" office:value-type="float" office:value="96894">
            <text:p>96894</text:p>
          </table:table-cell>
        </table:table-row>
        <table:table-row table:style-name="ro2">
          <table:table-cell table:number-columns-repeated="4"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